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esentación Final</text:p>
          </draw:text-box>
        </draw:frame>
        <draw:frame presentation:style-name="pr2" draw:layer="layout" svg:width="24.639cm" svg:height="12.178cm" svg:x="1.4cm" svg:y="4.914cm" presentation:class="subtitle">
          <draw:text-box>
            <text:p>Implementación de Bases de Datos Difusas. Caso de Estudio: Sistema de Encuestas de Opinión Estudianti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Modulo Consultas</text:p>
              </text:list-item>
              <text:list-item>
                <text:p>Modulo Configuracion</text:p>
              </text:list-item>
              <text:list-item>
                <text:p>Documentación</text:p>
              </text:list-item>
              <text:list-item>
                <text:p>Conclusión</text:p>
              </text:list-item>
              <text:list-item>
                <text:p>Pregunta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o Consultas</text:p>
          </draw:text-box>
        </draw:frame>
        <draw:frame presentation:style-name="pr4" draw:text-style-name="P1" draw:layer="layout" svg:width="24.639cm" svg:height="12.178cm" svg:x="1.4cm" svg:y="4.914cm" presentation:class="outline">
          <draw:text-box>
            <text:list text:style-name="L3">
              <text:list-header>
                <text:p text:style-name="P1"/>
                <text:p text:style-name="P1"/>
                <text:p text:style-name="P1">Ahora veremos el Módulo de Consultas de la Aplicació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ulo de Configuració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  <text:p/>
                <text:p/>
                <text:p text:style-name="P1">A continuación el Módulo de Configuración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cumentació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Manual de Instalación</text:p>
              </text:list-item>
              <text:list-item>
                <text:p>Manual de Usuario</text:p>
              </text:list-item>
              <text:list-item>
                <text:p>Manual de Sistema</text:p>
              </text:list-item>
              <text:list-item>
                <text:p>Informe Comparativo</text:p>
              </text:list-item>
              <text:list-item>
                <text:p>Guía de Str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s </meta:initial-creator>
    <meta:creation-date>2012-12-05T11:13:26</meta:creation-date>
    <dc:date>2012-12-05T12:01:48</dc:date>
    <dc:creator>Andres </dc:creator>
    <meta:editing-duration>PT33M21S</meta:editing-duration>
    <meta:editing-cycles>1</meta:editing-cycles>
    <meta:document-statistic meta:object-count="41"/>
    <meta:generator>LibreOffice/3.6$Linux_x86 LibreOffice_project/360m1$Build-2</meta:generator>
  </office:meta>
</office:document-meta>
</file>